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Chapitre I - Choix du langage et des algorithmes //TODO</text:p>
      <text:p text:style-name="Preformatted_20_Text"/>
      <text:p text:style-name="Preformatted_20_Text"><text:tab/>I.1 : Langage utilisé (+argumentation) //TODO</text:p>
      <text:p text:style-name="Preformatted_20_Text"><text:tab/><text:tab/>efficacité pour espace mémoire //TODO</text:p>
      <text:p text:style-name="Preformatted_20_Text"><text:tab/><text:tab/>efficacite au niveau de l'éxécution //TODO</text:p>
      <text:p text:style-name="Preformatted_20_Text"><text:tab/><text:tab/>pratique pour les ouvertures de fichiers //TODO</text:p>
      <text:p text:style-name="Preformatted_20_Text"><text:tab/><text:tab/>ensemble de bibliothèque complet //TODO</text:p>
      <text:p text:style-name="Preformatted_20_Text"><text:tab/></text:p>
      <text:p text:style-name="Preformatted_20_Text"><text:tab/>I.2 : Algorithmes utilisés //TODO</text:p>
      <text:p text:style-name="Preformatted_20_Text"><text:tab/><text:tab/>I.2.a : glouton : </text:p>
      <text:p text:style-name="Preformatted_20_Text"/>
      <text:p text:style-name="Preformatted_20_Text"><text:tab/><text:tab/>-Consiste a mettre le plus de caractère possible dans chaque ligne.</text:p>
      <text:p text:style-name="Preformatted_20_Text"><text:tab/><text:tab/>-Insertion des mots un à un jusqu'a arriver au <text:s/>dernier mot </text:p>
      <text:p text:style-name="Preformatted_20_Text"><text:tab/><text:tab/>-L'algorithme prend fin si on arrive a la fin du fichier ou si il existe dans la liste des mots ,un mot superieur </text:p>
      <text:p text:style-name="Preformatted_20_Text"><text:tab/><text:tab/>au nombres de carateres de la ligne. </text:p>
      <text:p text:style-name="Preformatted_20_Text"/>
      <text:p text:style-name="Preformatted_20_Text"><text:tab/><text:tab/>I.2.b :<text:tab/>diviser pour regner :</text:p>
      <text:p text:style-name="Preformatted_20_Text"/>
      <text:p text:style-name="Preformatted_20_Text"><text:tab/><text:tab/>-On divise la séquence de n mots à afficher sur la ligne en deux ,sous-séquences de n/2 éléments,</text:p>
      <text:p text:style-name="Preformatted_20_Text"><text:tab/><text:tab/>-On ajoute les mots des sous-séquences dans une liste à l'aide de l'appel récurisf.</text:p>
      <text:p text:style-name="Preformatted_20_Text"><text:tab/><text:tab/>-On affiche les mots des sous-séquences inferieure ou égale au nombre de caratére par ligne.</text:p>
      <text:p text:style-name="Preformatted_20_Text"/>
      <text:p text:style-name="Preformatted_20_Text"><text:tab/><text:tab/>I.2.c : programmation dynamique (top-down)//TODO</text:p>
      <text:p text:style-name="Preformatted_20_Text"/>
      <text:p text:style-name="Preformatted_20_Text">Chapitre II - Implémentation //TODO</text:p>
      <text:p text:style-name="Preformatted_20_Text"/>
      <text:p text:style-name="Preformatted_20_Text"><text:tab/>II.1 : Arborescence du projet</text:p>
      <text:p text:style-name="Preformatted_20_Text"><text:tab/><text:tab/><text:tab/><text:tab/><text:tab/></text:p>
      <text:p text:style-name="Preformatted_20_Text"><text:tab/> <text:s text:c="6"/>-Makefile <text:s/>: pour compilation/éxécution fichier</text:p>
      <text:p text:style-name="Preformatted_20_Text"><text:tab/> <text:s text:c="6"/>-menu.c <text:s text:c="3"/>: gestion de tous les algoritmes <text:s text:c="3"/></text:p>
      <text:p text:style-name="Preformatted_20_Text"><text:tab/> <text:s text:c="6"/>-glouton.c : implementation de l'algorithme Dlouton</text:p>
      <text:p text:style-name="Preformatted_20_Text"><text:tab/> <text:s text:c="6"/>-diviser.c : implementation de l'algorithme Diviser pour regner</text:p>
      <text:p text:style-name="Preformatted_20_Text"><text:tab/> <text:s text:c="6"/>-prog_dyn.c: implementation de l'algorithme Programmation dynamique et Top-Down Bottom-Up<text:tab/> <text:s/></text:p>
      <text:p text:style-name="Preformatted_20_Text">autres fichiers:</text:p>
      <text:p text:style-name="Preformatted_20_Text"><text:tab/> <text:s text:c="6"/>-liste_solution.c</text:p>
      <text:p text:style-name="Preformatted_20_Text"><text:tab/> <text:s text:c="6"/>-liste_mots.c</text:p>
      <text:p text:style-name="Preformatted_20_Text"><text:tab/> <text:s text:c="6"/>-ens_mots.c</text:p>
      <text:p text:style-name="Preformatted_20_Text"><text:tab/> <text:s text:c="6"/>-affichage.c</text:p>
      <text:p text:style-name="Preformatted_20_Text"><text:tab/> <text:s text:c="6"/>-creer_fichier.c</text:p>
      <text:p text:style-name="Preformatted_20_Text"><text:tab/> <text:s text:c="6"/></text:p>
      <text:p text:style-name="Preformatted_20_Text"/>
      <text:p text:style-name="Preformatted_20_Text"><text:tab/>II.2 : Contenu des différents fichiers (fonctions et structures) //TODO</text:p>
      <text:p text:style-name="Preformatted_20_Text"><text:tab/><text:tab/>II.2.a : Presentation générale </text:p>
      <text:p text:style-name="Preformatted_20_Text"><text:tab/><text:tab/> <text:s/>-On a creer <text:s/>plusieur fichier pour implementer les algorithmes,</text:p>
      <text:p text:style-name="Preformatted_20_Text"><text:s/><text:tab/><text:tab/> <text:s/>-</text:p>
      <text:p text:style-name="Preformatted_20_Text"><text:tab/><text:tab/>II.2.b : Affichage (affichage.c) :</text:p>
      <text:p text:style-name="Preformatted_20_Text"><text:tab/><text:tab/>-Fonction qui gère l'allignement des mots de chaque ligne et la mise en page .</text:p>
      <text:p text:style-name="Preformatted_20_Text"><text:tab/><text:tab/>-avec une option qui permet de choisir le caractère de fin de ligne (espace ,*,...) </text:p>
      <text:p text:style-name="Preformatted_20_Text"/>
      <text:p text:style-name="Preformatted_20_Text"><text:tab/><text:tab/>II.2.c : Structure de stokage et fonctions pour les mots d'un fichier (liste_mots.c) </text:p>
      <text:p text:style-name="Preformatted_20_Text"/>
      <text:p text:style-name="Preformatted_20_Text"/>
      <text:p text:style-name="Preformatted_20_Text"><text:tab/><text:tab/>II.2.d : Structure de stokage et fonctions pour représenter une <text:soft-page-break/>solution de mise en page (liste_sol.c)</text:p>
      <text:p text:style-name="Preformatted_20_Text"><text:tab/><text:tab/>-Fonction qui stock dans une liste , la liste des mots traités voici la liste des fonctions utilisés.</text:p>
      <text:p text:style-name="Preformatted_20_Text"><text:tab/><text:tab/>-struct liste_sol * alloue_element(struct liste_sol * ls, int i, int j): alloue de la memoire pour un seul element de la liste <text:s/></text:p>
      <text:p text:style-name="Preformatted_20_Text"><text:tab/><text:tab/>-struct liste_sol * ajoute_element(struct liste_sol ls, int i, int j) <text:s/>: ajoute un couple d'indice i,j a la fin de la liste,</text:p>
      <text:p text:style-name="Preformatted_20_Text"><text:tab/><text:tab/><text:tab/><text:tab/> <text:s text:c="3"/><text:tab/><text:tab/><text:tab/> <text:s/><text:tab/> <text:s text:c="3"/>renvoie son dernier element de la liste cree. </text:p>
      <text:p text:style-name="Preformatted_20_Text"><text:tab/> <text:s text:c="7"/>-void affiche_sol(struct liste_sol * ls): affiche les elements de la liste.</text:p>
      <text:p text:style-name="Preformatted_20_Text"/>
      <text:p text:style-name="Preformatted_20_Text"><text:tab/><text:tab/>II.2.e : Algorithme glouton : </text:p>
      <text:p text:style-name="Preformatted_20_Text"><text:tab/><text:tab/>-Une seul fonction : <text:s text:c="3"/></text:p>
      <text:p text:style-name="Preformatted_20_Text"><text:tab/><text:tab/> <text:s text:c="4"/>struct liste_sol * glouton (struct liste_mots * lm, int m): </text:p>
      <text:p text:style-name="Preformatted_20_Text"><text:tab/><text:tab/><text:tab/>-prend "lm": une liste des mots <text:s/></text:p>
      <text:p text:style-name="Preformatted_20_Text"><text:tab/><text:tab/><text:tab/> <text:s text:c="6"/>"m": la taille de caractére a inserer par ligne</text:p>
      <text:p text:style-name="Preformatted_20_Text"><text:tab/><text:tab/> <text:s text:c="6"/><text:tab/>-renvoie liste de mots qui sera traiter par affiche_mots pour l'affichage des mots. </text:p>
      <text:p text:style-name="Preformatted_20_Text"><text:tab/><text:tab/><text:tab/></text:p>
      <text:p text:style-name="Preformatted_20_Text"><text:tab/><text:tab/><text:tab/>-Procedure de l'algorithme :</text:p>
      <text:p text:style-name="Preformatted_20_Text"/>
      <text:p text:style-name="Preformatted_20_Text"><text:tab/><text:tab/><text:tab/>on suppose le fichier contient un nombre de caractère ègale taille</text:p>
      <text:p text:style-name="Preformatted_20_Text"><text:tab/><text:tab/><text:tab/> si |la longeur des mots de la liste | &lt; m (nbre de caratére désiré par ligne plus les espaces) <text:s/></text:p>
      <text:p text:style-name="Preformatted_20_Text"><text:tab/><text:tab/><text:tab/> <text:s text:c="4"/>alors on affiche les caractère et on quitte la fonction </text:p>
      <text:p text:style-name="Preformatted_20_Text"><text:tab/><text:tab/><text:tab/> <text:s text:c="4"/></text:p>
      <text:p text:style-name="Preformatted_20_Text"><text:tab/><text:tab/><text:tab/> <text:s text:c="4"/>sinon</text:p>
      <text:p text:style-name="Preformatted_20_Text"><text:tab/><text:tab/><text:tab/> <text:s text:c="7"/>soient</text:p>
      <text:p text:style-name="Preformatted_20_Text"><text:tab/><text:tab/><text:tab/><text:tab/> <text:s text:c="3"/>somme : une variable qui contient la somme des longueurde mots inférieur à m <text:s/>,</text:p>
      <text:p text:style-name="Preformatted_20_Text"><text:tab/><text:tab/><text:tab/><text:tab/> <text:s text:c="3"/>espace: contient nombre d'espace à inserer entre les mots tels que :</text:p>
      <text:p text:style-name="Preformatted_20_Text"><text:tab/><text:tab/><text:tab/><text:tab/> <text:s text:c="3"/><text:tab/> <text:s text:c="3"/><text:tab/> <text:s text:c="4"/>espace=(deb :indice du dernier mot de somme)-(fin :indice du premier mot de somme) <text:s text:c="4"/></text:p>
      <text:p text:style-name="Preformatted_20_Text"><text:tab/><text:tab/><text:tab/><text:tab/> si somme+espace &lt;= m</text:p>
      <text:p text:style-name="Preformatted_20_Text"><text:tab/><text:tab/><text:tab/><text:tab/> <text:s text:c="2"/>affiche listes des mots de deb à fin </text:p>
      <text:p text:style-name="Preformatted_20_Text"><text:tab/><text:tab/><text:tab/><text:tab/> <text:s text:c="2"/>et deb= fin ++ ( prend le suivant de liste )</text:p>
      <text:p text:style-name="Preformatted_20_Text"><text:tab/><text:tab/><text:tab/><text:tab/> <text:s text:c="2"/>l'operation se répéte tant que on ne rencontre pas un mots dont la longueur supérieur à m </text:p>
      <text:p text:style-name="Preformatted_20_Text"><text:tab/><text:tab/><text:tab/><text:tab/> <text:s text:c="2"/><text:tab/> <text:s text:c="6"/><text:tab/> <text:s/><text:tab/> <text:s text:c="5"/><text:tab/> <text:s/>et on n'a pas atteint la fin du fichier <text:s text:c="3"/></text:p>
      <text:p text:style-name="Preformatted_20_Text"><text:s text:c="3"/><text:tab/> </text:p>
      <text:p text:style-name="Preformatted_20_Text"/>
      <text:p text:style-name="Preformatted_20_Text"/>
      <text:p text:style-name="Preformatted_20_Text"><text:tab/><text:tab/>II.2.f : Algorithme diviser pour régner </text:p>
      <text:p text:style-name="Preformatted_20_Text"><text:tab/><text:tab/>-Une seul fonction :</text:p>
      <text:p text:style-name="Preformatted_20_Text"><text:tab/><text:tab/> <text:s text:c="4"/>struct liste_sol * diviser_pour_regner(struct liste_mots *lm, struct liste_sol * ls,int deb,int fin, int m)</text:p>
      <text:p text:style-name="Preformatted_20_Text"><text:tab/><text:tab/><text:tab/>-prend "lm" : une liste des mots <text:s/></text:p>
      <text:p text:style-name="Preformatted_20_Text"><text:tab/><text:tab/><text:tab/> <text:s text:c="6"/>"ls" : la taille de caractére a inserer par ligne</text:p>
      <text:p text:style-name="Preformatted_20_Text"><text:tab/><text:tab/><text:tab/> <text:s text:c="6"/>"deb":l'indice du premier mots de la liste</text:p>
      <text:p text:style-name="Preformatted_20_Text"><text:tab/><text:tab/><text:tab/> <text:s text:c="6"/>"fin":l'indice du dernier mots de la liste</text:p>
      <text:p text:style-name="Preformatted_20_Text"><text:tab/><text:tab/><text:tab/> <text:s text:c="6"/>"m" <text:s/>:la taille de caractére a inserer par ligne</text:p>
      <text:p text:style-name="Preformatted_20_Text"><text:tab/><text:tab/><text:tab/> -renvoie la liste de mots a affichés.</text:p>
      <text:p text:style-name="Preformatted_20_Text"><text:tab/><text:tab/>II.2.g : Algorithme de programmation dynamique //TODO</text:p>
      <text:p text:style-name="Preformatted_20_Text"/>
      <text:p text:style-name="Preformatted_20_Text"><text:tab/>II.3 : Compilation et éxécution //TODO</text:p>
      <text:p text:style-name="Preformatted_20_Text"/>
      <text:p text:style-name="Preformatted_20_Text"><text:tab/>II.4 : Guide d'utilisation du programme//TODO</text:p>
      <text:p text:style-name="Preformatted_20_Text"/>
      <text:p text:style-name="Preformatted_20_Text"><text:soft-page-break/><text:tab/>II.5 : Analyse des algorithmes implémentés //TODO</text:p>
      <text:p text:style-name="Preformatted_20_Text"><text:tab/><text:tab/>II.3.a : Analyse de la complexité en temps //TODO</text:p>
      <text:p text:style-name="Preformatted_20_Text"><text:tab/><text:tab/>II.3.b : Analyse de la complexité en mémoire //TODO</text:p>
      <text:p text:style-name="Preformatted_20_Text"><text:tab/><text:tab/>II.3.C : Analyse de l'efficacité de la mise en page //TODO</text:p>
      <text:p text:style-name="Preformatted_20_Text"/>
      <text:p text:style-name="Preformatted_20_Text"><text:tab/>II.6 : Problèmes rencontrés</text:p>
      <text:p text:style-name="Preformatted_20_Text"><text:tab/>Diviser pour régner: <text:s/></text:p>
      <text:p text:style-name="Preformatted_20_Text"><text:s/><text:tab/><text:tab/>-problème rencontrer au niveau des récurssion qui me provoqué des boucle infinie </text:p>
      <text:p text:style-name="Preformatted_20_Text"><text:tab/> <text:s text:c="7"/>-ou affichage des mots en desordre .<text:tab/> <text:s text:c="7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Chapitre III - Tests //TODO</text:p>
      <text:p text:style-name="Preformatted_20_Text"/>
      <text:p text:style-name="Preformatted_20_Text"><text:tab/>III.1 : Matériel utilisé //TODO</text:p>
      <text:p text:style-name="Preformatted_20_Text"><text:tab/>III.2 : Données utilisées //TODO</text:p>
      <text:p text:style-name="Preformatted_20_Text"><text:tab/>III.3 : Résultats (graphiques) //MERIEM</text:p>
      <text:p text:style-name="Preformatted_20_Text"><text:tab/></text:p>
      <text:p text:style-name="Preformatted_20_Text">Chapitre IV - Conclusion //TODO</text:p>
      <text:p text:style-name="Preformatted_20_Text"/>
      <text:p text:style-name="Preformatted_20_Text"><text:tab/>IV.1 : glouton : Malgré que la compléxité soit lignaire mais l'algorithme n'est pas optimale(nombre d'espace n'est pas optimale) .</text:p>
      <text:p text:style-name="Preformatted_20_Text"/>
      <text:p text:style-name="Preformatted_20_Text"><text:tab/>IV.2 : diviser pour regner :Malgré que la compléxité soit lignaire mais l'algorithme n'est pas optimale(nombre d'espace n'est pas optimale) .</text:p>
      <text:p text:style-name="Preformatted_20_Text"><text:tab/>IV.3 : programmation dynamique //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roid Sans Fallback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NELIER JEROME</meta:initial-creator>
    <meta:creation-date>2013-11-29T16:17:16</meta:creation-date>
    <dc:date>2013-11-29T16:17:55</dc:date>
    <dc:creator>TONNELIER JEROME</dc:creator>
    <meta:editing-duration>P0D</meta:editing-duration>
    <meta:editing-cycles>1</meta:editing-cycles>
    <meta:document-statistic meta:table-count="0" meta:image-count="0" meta:object-count="0" meta:page-count="3" meta:paragraph-count="99" meta:word-count="785" meta:character-count="5269" meta:non-whitespace-character-count="4066"/>
    <meta:generator>LibreOffice/3.5$Linux_X86_64 LibreOffice_project/350m1$Build-2</meta:generator>
  </office:meta>
</office:document-meta>
</file>